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text-properties officeooo:rsid="000d0cba" officeooo:paragraph-rsid="000d0cba"/>
    </style:style>
    <style:style style:name="P2" style:family="paragraph" style:parent-style-name="Standard" style:list-style-name="L1">
      <style:text-properties officeooo:rsid="000ee555" officeooo:paragraph-rsid="000ee555"/>
    </style:style>
    <style:style style:name="P3" style:family="paragraph" style:parent-style-name="Standard" style:list-style-name="L1">
      <style:text-properties officeooo:rsid="000d0cba" officeooo:paragraph-rsid="000d0cba"/>
    </style:style>
    <style:style style:name="T1" style:family="text">
      <style:text-properties officeooo:rsid="0011a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s</text:p>
      <text:p text:style-name="P1"/>
      <text:list xml:id="list8371922761972504471" text:style-name="L1">
        <text:list-item>
          <text:p text:style-name="P2">Condition Code Z</text:p>
          <text:list>
            <text:list-item>
              <text:p text:style-name="P3">resultIsZero (short int result) [Can be used by both result = 0 and (src) = 0</text:p>
              <text:list>
                <text:list-item>
                  <text:p text:style-name="P3">result == 0? <text:s/><text:span text:style-name="T1">return</text:span> 1 : <text:span text:style-name="T1">return</text:span> = 0;</text:p>
                </text:list-item>
              </text:list>
              <text:p text:style-name="P3"/>
            </text:list-item>
          </text:list>
        </text:list-item>
        <text:list-item>
          <text:p text:style-name="P2">Condition Code N</text:p>
          <text:list>
            <text:list-item>
              <text:p text:style-name="P3">resultLTZero (short int result) [Can be used by both result &lt; 0 and (src) &lt; 0</text:p>
              <text:list>
                <text:list-item>
                  <text:p text:style-name="P3">result &lt; 0? <text:span text:style-name="T1">return</text:span> 1 : <text:span text:style-name="T1">return</text:span> 0;</text:p>
                </text:list-item>
              </text:list>
            </text:list-item>
          </text:list>
          <text:p text:style-name="P3"/>
          <text:list text:continue-numbering="true">
            <text:list-item>
              <text:p text:style-name="P3">MSBResultIsOne (short int result)</text:p>
              <text:list>
                <text:list-item>
                  <text:p text:style-name="P3">result &gt;&gt; 15; // Shifts bits over 15 bits to leave only MSB</text:p>
                </text:list-item>
                <text:list-item>
                  <text:p text:style-name="P3">result &gt; 0? <text:span text:style-name="T1">return</text:span> 1 : <text:span text:style-name="T1">return </text:span>0;</text:p>
                </text:list-item>
              </text:list>
            </text:list-item>
          </text:list>
          <text:p text:style-name="P3"/>
        </text:list-item>
        <text:list-item>
          <text:p text:style-name="P2">Condtion Code C</text:p>
          <text:list>
            <text:list-item>
              <text:p text:style-name="P2"><text:span text:style-name="T1">M</text:span>SB(dst) can <text:s/>use MSBResultOne(short int result) <text:span text:style-name="T1">by passing it dst in argument</text:span>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Ubuntu2" style:font-size-asian="10.5pt" style:language-asian="zh" style:country-asian="CN" style:font-name-complex="Ubuntu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Ubuntu2" style:font-size-asian="10.5pt" style:language-asian="zh" style:country-asian="CN" style:font-name-complex="Ubuntu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1" fo:font-family="Ubuntu" style:font-family-generic="swiss" style:font-pitch="variable" fo:font-size="14pt" style:font-name-asian="Ubuntu2" style:font-family-asian="Ubuntu" style:font-family-generic-asian="system" style:font-pitch-asian="variable" style:font-size-asian="14pt" style:font-name-complex="Ubuntu2" style:font-family-complex="Ubuntu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5:28:34.911642531</meta:creation-date>
    <dc:date>2014-02-07T17:57:35.108158825</dc:date>
    <meta:editing-duration>PT1H8M39S</meta:editing-duration>
    <meta:editing-cycles>2</meta:editing-cycles>
    <meta:generator>LibreOffice/4.1.4.2$Linux_X86_64 LibreOffice_project/410m0$Build-2</meta:generator>
    <meta:document-statistic meta:table-count="0" meta:image-count="0" meta:object-count="0" meta:page-count="1" meta:paragraph-count="13" meta:word-count="108" meta:character-count="504" meta:non-whitespace-character-count="418"/>
  </office:meta>
</office:document-meta>
</file>